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fa44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3fa4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fa446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d0e1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d0e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DejaVu Sans Condensed" fo:font-size="12pt" fo:font-weight="bold" officeooo:rsid="004afa0c" officeooo:paragraph-rsid="004afa0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4d0e1f"/>
    </style:style>
    <style:style style:name="P8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weight="normal" officeooo:rsid="004afa0c" officeooo:paragraph-rsid="004afa0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weight="normal" officeooo:rsid="004cd8d1" officeooo:paragraph-rsid="004cd8d1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fa446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4f40bc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e60d" officeooo:paragraph-rsid="003fa446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45ce6d" officeooo:paragraph-rsid="003fa446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paragraph-rsid="003fa446" style:font-size-asian="12pt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4f40bc"/>
    </style:style>
    <style:style style:name="P16" style:family="paragraph" style:parent-style-name="Standard" style:list-style-name="L5">
      <style:text-properties style:text-line-through-style="none" style:text-line-through-type="none" style:font-name="DejaVu Sans Condensed" fo:font-size="12pt" officeooo:rsid="00466b88" officeooo:paragraph-rsid="00466b88" style:font-size-asian="12pt" style:font-size-complex="12pt"/>
    </style:style>
    <style:style style:name="P17" style:family="paragraph" style:parent-style-name="Standard" style:list-style-name="L5">
      <style:text-properties style:text-line-through-style="solid" style:text-line-through-type="single" style:font-name="DejaVu Sans Condensed" fo:font-size="12pt" officeooo:rsid="00466b88" officeooo:paragraph-rsid="00466b88" style:font-size-asian="12pt" style:font-size-complex="12pt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3b5f0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32bb9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5eb3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66b88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f40bc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normal" officeooo:rsid="004f40bc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ee60d" style:font-weight-asian="bold" style:font-weight-complex="bold"/>
    </style:style>
    <style:style style:name="T13" style:family="text">
      <style:text-properties style:text-line-through-style="none" style:text-line-through-type="none" officeooo:rsid="00403201"/>
    </style:style>
    <style:style style:name="T14" style:family="text">
      <style:text-properties style:text-line-through-style="none" style:text-line-through-type="none" officeooo:rsid="00179cd7"/>
    </style:style>
    <style:style style:name="T15" style:family="text">
      <style:text-properties style:text-line-through-style="none" style:text-line-through-type="none" officeooo:rsid="004609d1"/>
    </style:style>
    <style:style style:name="T16" style:family="text">
      <style:text-properties style:text-line-through-style="none" style:text-line-through-type="none" officeooo:rsid="0045ce6d"/>
    </style:style>
    <style:style style:name="T17" style:family="text">
      <style:text-properties style:text-line-through-style="none" style:text-line-through-type="none" officeooo:rsid="003fa44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3726a4"/>
    </style:style>
    <style:style style:name="T20" style:family="text">
      <style:text-properties officeooo:rsid="0035db3e"/>
    </style:style>
    <style:style style:name="T21" style:family="text">
      <style:text-properties officeooo:rsid="004d0e1f"/>
    </style:style>
    <style:style style:name="T22" style:family="text">
      <style:text-properties officeooo:rsid="004f40bc"/>
    </style:style>
    <style:style style:name="T23" style:family="text">
      <style:text-properties officeooo:rsid="00179cd7"/>
    </style:style>
    <style:style style:name="T24" style:family="text">
      <style:text-properties officeooo:rsid="0049c8c8"/>
    </style:style>
    <style:style style:name="T25" style:family="text">
      <style:text-properties officeooo:rsid="00505fff"/>
    </style:style>
    <style:style style:name="T26" style:family="text">
      <style:text-properties officeooo:rsid="0050b4b9"/>
    </style:style>
    <style:style style:name="T27" style:family="text">
      <style:text-properties officeooo:rsid="0051d450"/>
    </style:style>
    <style:style style:name="T28" style:family="text">
      <style:text-properties officeooo:rsid="0053b7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20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7"><text:span text:style-name="T6">2</text:span><text:span text:style-name="T5">0</text:span><text:span text:style-name="T3">1</text:span><text:span text:style-name="T1"> - </text:span><text:span text:style-name="T6">Ground </text:span><text:span text:style-name="T2">- Preflight</text:span><text:span text:style-name="T6">, </text:span><text:span text:style-name="T4">Performance Limits</text:span></text:p>
      <text:p text:style-name="P1"/>
      <text:p text:style-name="P6">Gyro alignment -- IMPORTANT</text:p>
      <text:list text:style-name="L1">
        <text:list-item>
          <text:p text:style-name="P8">After turning on electrical power, allow the gyros to align for at least <text:span text:style-name="T11">2m30s</text:span> before moving/taxiing (rearming and starting engines <text:span text:style-name="T21">is </text:span>OK). <text:s/>If you don't allow the gyros to align, the HSI <text:span text:style-name="T22">and HUD </text:span>may show an incorrect heading after maneuvering.</text:p>
        </text:list-item>
        <text:list-item>
          <text:p text:style-name="P9">Press <text:span text:style-name="T11">Front Thumb Button</text:span> to toggle stopwatch <text:span text:style-name="T19">(</text:span><text:span text:style-name="T27">red </text:span><text:span text:style-name="T19">second </text:span><text:span text:style-name="T22">and minute </text:span><text:span text:style-name="T19">hand</text:span><text:span text:style-name="T22">s</text:span><text:span text:style-name="T19"> of </text:span><text:span text:style-name="T28">clock</text:span><text:span text:style-name="T22"> on instrument panel right</text:span><text:span text:style-name="T26">, under Shkval screen</text:span><text:span text:style-name="T19">)</text:span>.</text:p>
        </text:list-item>
      </text:list>
      <text:p text:style-name="P1"/>
      <text:p text:style-name="P3">To Rearm and Refuel, you must have engines off and canopy open</text:p>
      <text:list text:style-name="L2">
        <text:list-item>
          <text:p text:style-name="P10"><text:span text:style-name="T11">Shift-Bottom Thumb Button press</text:span> to turn off engines.</text:p>
        </text:list-item>
        <text:list-item>
          <text:p text:style-name="P10"><text:span text:style-name="T11">T7 up</text:span> to toggle canopy.</text:p>
        </text:list-item>
        <text:list-item>
          <text:p text:style-name="P11">When done, <text:span text:style-name="T11">Bottom Thumb Button press</text:span> to start engines.</text:p>
        </text:list-item>
      </text:list>
      <text:list text:style-name="L3">
        <text:list-item>
          <text:list>
            <text:list-item>
              <text:p text:style-name="P15"><text:span text:style-name="T7">Throttle must be all the way back</text:span><text:span text:style-name="T9"> and </text:span><text:span text:style-name="T8">electrical power </text:span><text:span text:style-name="T7">must be</text:span><text:span text:style-name="T8"> on</text:span><text:span text:style-name="T10"> (</text:span><text:span text:style-name="T8">T1 switch</text:span><text:span text:style-name="T10">)</text:span><text:span text:style-name="T9">.</text:span></text:p>
            </text:list-item>
          </text:list>
        </text:list-item>
      </text:list>
      <text:p text:style-name="P1"/>
      <text:p text:style-name="P1">Before takeoff</text:p>
      <text:list text:style-name="L4">
        <text:list-item>
          <text:p text:style-name="P12"><text:span text:style-name="T11">Canopy</text:span> ... <text:span text:style-name="T11">Closed</text:span></text:p>
        </text:list-item>
        <text:list-item>
          <text:p text:style-name="P12"><text:span text:style-name="T11">Air brakes</text:span> ... <text:span text:style-name="T11">Closed</text:span></text:p>
        </text:list-item>
        <text:list-item>
          <text:p text:style-name="P13"><text:span text:style-name="T12">R</text:span><text:span text:style-name="T11">WR settings and volume</text:span><text:span text:style-name="T18"> ... </text:span><text:span text:style-name="T11">As needed</text:span></text:p>
        </text:list-item>
      </text:list>
      <text:p text:style-name="P3"/>
      <text:p text:style-name="P2">Performance limits</text:p>
      <text:list text:style-name="L5">
        <text:list-item>
          <text:p text:style-name="P16"><text:span text:style-name="T23">F</text:span>ull internal fuel: <text:span text:style-name="T25">3</text:span>,<text:span text:style-name="T25">790</text:span> kg (<text:span text:style-name="T25">8</text:span>,<text:span text:style-name="T25">3</text:span>5<text:span text:style-name="T25">6</text:span> lbs)</text:p>
          <text:list>
            <text:list-item>
              <text:p text:style-name="P16">External fuel tank: 620 kg (1,367 lbs) each</text:p>
            </text:list-item>
            <text:list-item>
              <text:p text:style-name="P16"><text:span text:style-name="T25">Total w</text:span>ith 2x external fuel tanks: <text:span text:style-name="T25">5</text:span>,0<text:span text:style-name="T25">30</text:span> kg (<text:span text:style-name="T25">11</text:span>,<text:span text:style-name="T25">089</text:span> lbs)</text:p>
            </text:list-item>
            <text:list-item>
              <text:p text:style-name="P16"><text:span text:style-name="T25">Total w</text:span>ith 4x external fuel tanks: <text:span text:style-name="T25">6,270</text:span> kg (1<text:span text:style-name="T25">3</text:span>,<text:span text:style-name="T25">823</text:span> lbs)</text:p>
            </text:list-item>
          </text:list>
        </text:list-item>
        <text:list-item>
          <text:p text:style-name="P17">Fuel flow <text:span text:style-name="T24">varies depending on speed and throttle setting. <text:s/>At 100% throttle at low altitude, endurance may be as low as ~15 minutes. <text:s/>At 95% throttle, fuel burn is approx 2/3rds that at mil power.</text:span></text:p>
        </text:list-item>
        <text:list-item>
          <text:p text:style-name="P14"><text:span text:style-name="T14">Landing </text:span><text:span text:style-name="T15">g</text:span><text:span text:style-name="T14">ear </text:span><text:span text:style-name="T16">and flaps</text:span><text:span text:style-name="T14">: <text:s/></text:span><text:span text:style-name="T13">400 kp</text:span><text:span text:style-name="T17">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7T19:35:02.497000000</dc:date>
    <meta:editing-duration>PT10H9M46S</meta:editing-duration>
    <meta:editing-cycles>6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6" meta:word-count="249" meta:character-count="1332" meta:non-whitespace-character-count="1120"/>
  </office:meta>
</office:document-meta>
</file>